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4.9319in"/>
    </style:style>
    <style:style style:name="co4" style:family="table-column">
      <style:table-column-properties fo:break-before="auto" style:column-width="0.6752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table:number-columns-spanned="2" table:number-rows-spanned="2"/>
          <table:covered-table-cell/>
          <table:table-cell table:style-name="ce3" office:value-type="string" calcext:value-type="string" table:number-columns-spanned="2" table:number-rows-spanned="2">
            <text:p>MultiFleet IT Systems and Infrastructure - Questions</text:p>
          </table:table-cell>
          <table:covered-table-cell/>
          <table:table-cell table:number-columns-repeated="2"/>
          <table:table-cell table:style-name="ce8"/>
        </table:table-row>
        <table:table-row table:style-name="ro2">
          <table:covered-table-cell table:number-columns-repeated="2"/>
          <table:covered-table-cell table:style-name="ce4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>
            <text:p>SR. NO. 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Question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verall IT Infrastructure</text:p>
          </table:table-cell>
          <table:table-cell table:style-name="ce5" office:value-type="string" calcext:value-type="string">
            <text:p>1. Servers</text:p>
          </table:table-cell>
          <table:table-cell table:number-columns-repeated="3"/>
          <table:table-cell table:style-name="ce7"/>
        </table:table-row>
        <table:table-row table:style-name="ro2">
          <table:table-cell table:number-columns-repeated="2"/>
          <table:table-cell office:value-type="string" calcext:value-type="string">
            <text:p><text:s text:c="4"/>1.1) What kind of servers do you use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1.2) How many servers do you use?</text:p>
          </table:table-cell>
          <table:table-cell table:style-name="ce7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s text:c="4"/>1.3) What is the configuration of servers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1.4) Which servers do you use for – live , database, website hosting?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>
            <text:p>2. FireWall and Route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<text:s text:c="4"/>1.1) What kind of firewall do you use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    1.2) Do you have your own firewall or do you use a 3<text:span text:style-name="T1">rd</text:span> party firewall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1.3) What kind of routers do you use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1.4) Which brand’s router do you use?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>
            <text:p>3. BackUp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<text:s text:c="4"/>3.1) Do you have any backup service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3.2) Explain your backup hardware and backup proces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>
            <text:p>4. CloudService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4.1) What kind of cloud services do you use?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<text:s text:c="4"/>4.2) What are the cloud services that you use under a category?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 text:c="4"/>4.3) What kind of servers do you use?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<text:s text:c="4"/>4.4) Configuration of services and data on clou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8:24:17.284000000</meta:creation-date>
    <dc:date>2021-03-16T19:06:42.201000000</dc:date>
    <meta:editing-duration>PT8M34S</meta:editing-duration>
    <meta:editing-cycles>1</meta:editing-cycles>
    <meta:document-statistic meta:table-count="1" meta:cell-count="24" meta:object-count="0"/>
    <meta:generator>LibreOffice/7.0.4.2$Windows_X86_64 LibreOffice_project/dcf040e67528d9187c66b2379df5ea4407429775</meta:generator>
  </office:meta>
</office:document-meta>
</file>